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81cm"/>
    </style:style>
    <style:style style:name="co3" style:family="table-column">
      <style:table-column-properties fo:break-before="auto" style:column-width="2.496cm"/>
    </style:style>
    <style:style style:name="co4" style:family="table-column">
      <style:table-column-properties fo:break-before="auto" style:column-width="3.328cm"/>
    </style:style>
    <style:style style:name="co5" style:family="table-column">
      <style:table-column-properties fo:break-before="auto" style:column-width="2.413cm"/>
    </style:style>
    <style:style style:name="co6" style:family="table-column">
      <style:table-column-properties fo:break-before="auto" style:column-width="11.015cm"/>
    </style:style>
    <style:style style:name="co7" style:family="table-column">
      <style:table-column-properties fo:break-before="auto" style:column-width="3.718cm"/>
    </style:style>
    <style:style style:name="co8" style:family="table-column">
      <style:table-column-properties fo:break-before="auto" style:column-width="4.55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06">
      <style:text-properties fo:font-weight="bold" style:font-weight-asian="bold" style:font-weight-complex="bold"/>
    </style:style>
    <style:style style:name="ce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106"/>
    <style:style style:name="ce7" style:family="table-cell" style:parent-style-name="Default" style:data-style-name="N106">
      <style:table-cell-properties fo:background-color="#ffff99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 style:data-style-name="N37">
      <style:table-cell-properties fo:background-color="#ffff99"/>
    </style:style>
    <style:style style:name="ce10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09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5" office:value-type="string">
            <text:p>Vamos a definir una estrategia con 25000 euro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Para esta estrategia se piden 25000 y se ponen a trabajar 20000 los otro 5000 se dejan de reserva para ir pagando el prestamo.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La estrategia seria ir retirando las ganancias, se espera a tener el doble y se saca. Se ponen 2000 y se van sacando de 1000 en 1000 o se espera a tener los 2000. esto habra que ir definiendo en cada cuenta.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/>
          <table:table-cell table:style-name="ce2" office:value-type="string">
            <text:p>Tipo</text:p>
          </table:table-cell>
          <table:table-cell table:style-name="ce2" office:value-type="string">
            <text:p>cantidad</text:p>
          </table:table-cell>
          <table:table-cell table:style-name="ce2" office:value-type="string">
            <text:p>activo</text:p>
          </table:table-cell>
          <table:table-cell table:style-name="ce2" office:value-type="string">
            <text:p>Tipo</text:p>
          </table:table-cell>
          <table:table-cell table:style-name="ce2" office:value-type="string">
            <text:p>Subidas</text:p>
          </table:table-cell>
          <table:table-cell table:style-name="ce2" office:value-type="string">
            <text:p>temporalidad</text:p>
          </table:table-cell>
          <table:table-cell table:style-name="ce2" office:value-type="string">
            <text:p>Media</text:p>
          </table:table-cell>
          <table:table-cell table:style-name="ce2" office:value-type="string">
            <text:p>Intervalo</text:p>
          </table:table-cell>
          <table:table-cell table:style-name="ce2" office:value-type="string">
            <text:p>DropDown</text:p>
          </table:table-cell>
          <table:table-cell table:style-name="ce2" office:value-type="string">
            <text:p>Ganancias</text:p>
          </table:table-cell>
          <table:table-cell table:style-name="ce2" office:value-type="string">
            <text:p>Descripcion</text:p>
          </table:table-cell>
          <table:table-cell office:value-type="string">
            <text:p>Fechas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6" office:value-type="currency" office:currency="EUR" office:value="25000">
            <text:p>25.000,00 €</text:p>
          </table:table-cell>
          <table:table-cell office:value-type="string">
            <text:p>SP500</text:p>
          </table:table-cell>
          <table:table-cell office:value-type="string">
            <text:p>Todas</text:p>
          </table:table-cell>
          <table:table-cell office:value-type="string">
            <text:p>Multiples</text:p>
          </table:table-cell>
          <table:table-cell office:value-type="string">
            <text:p>1hora</text:p>
          </table:table-cell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float" office:value="53000">
            <text:p>53000</text:p>
          </table:table-cell>
          <table:table-cell table:style-name="ce8"/>
          <table:table-cell table:number-columns-repeated="1012"/>
        </table:table-row>
        <table:table-row table:style-name="ro1">
          <table:table-cell table:number-columns-repeated="2"/>
          <table:table-cell table:style-name="ce6" office:value-type="currency" office:currency="EUR" office:value="25000">
            <text:p>25.000,00 €</text:p>
          </table:table-cell>
          <table:table-cell office:value-type="string">
            <text:p>SP500</text:p>
          </table:table-cell>
          <table:table-cell office:value-type="string">
            <text:p>Todas</text:p>
          </table:table-cell>
          <table:table-cell office:value-type="string">
            <text:p>Multiples</text:p>
          </table:table-cell>
          <table:table-cell office:value-type="string">
            <text:p>1hora</text:p>
          </table:table-cell>
          <table:table-cell office:value-type="float" office:value="80">
            <text:p>80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8600">
            <text:p>8600</text:p>
          </table:table-cell>
          <table:table-cell office:value-type="string">
            <text:p>Podemos empezar con riesgo bajo y ir metiendo entradas cuando ya veamos que puede cerrar.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6" office:value-type="currency" office:currency="EUR" office:value="25000">
            <text:p>25.000,00 €</text:p>
          </table:table-cell>
          <table:table-cell office:value-type="string">
            <text:p>SP500</text:p>
          </table:table-cell>
          <table:table-cell office:value-type="string">
            <text:p>Todas</text:p>
          </table:table-cell>
          <table:table-cell office:value-type="string">
            <text:p>Multiples</text:p>
          </table:table-cell>
          <table:table-cell office:value-type="string">
            <text:p>1hora</text:p>
          </table:table-cell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5000">
            <text:p>150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currency" office:currency="EUR" office:value="25000">
            <text:p>25.000,00 €</text:p>
          </table:table-cell>
          <table:table-cell office:value-type="string">
            <text:p>SP500</text:p>
          </table:table-cell>
          <table:table-cell office:value-type="string">
            <text:p>Todas</text:p>
          </table:table-cell>
          <table:table-cell office:value-type="string">
            <text:p>Multiples</text:p>
          </table:table-cell>
          <table:table-cell office:value-type="string">
            <text:p>1hora</text:p>
          </table:table-cell>
          <table:table-cell office:value-type="float" office:value="120">
            <text:p>120</text:p>
          </table:table-cell>
          <table:table-cell office:value-type="float" office:value="10">
            <text:p>10</text:p>
          </table:table-cell>
          <table:table-cell office:value-type="float" office:value="46">
            <text:p>46</text:p>
          </table:table-cell>
          <table:table-cell office:value-type="float" office:value="80000">
            <text:p>800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currency" office:currency="EUR" office:value="25000">
            <text:p>25.000,00 €</text:p>
          </table:table-cell>
          <table:table-cell office:value-type="string">
            <text:p>SP500</text:p>
          </table:table-cell>
          <table:table-cell office:value-type="string">
            <text:p>Todas</text:p>
          </table:table-cell>
          <table:table-cell office:value-type="string">
            <text:p>Multiples</text:p>
          </table:table-cell>
          <table:table-cell office:value-type="string">
            <text:p>1hora</text:p>
          </table:table-cell>
          <table:table-cell office:value-type="float" office:value="120">
            <text:p>120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20000">
            <text:p>200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currency" office:currency="EUR" office:value="25000">
            <text:p>25.000,00 €</text:p>
          </table:table-cell>
          <table:table-cell office:value-type="string">
            <text:p>SP500</text:p>
          </table:table-cell>
          <table:table-cell office:value-type="string">
            <text:p>Todas</text:p>
          </table:table-cell>
          <table:table-cell office:value-type="string">
            <text:p>Multiples</text:p>
          </table:table-cell>
          <table:table-cell office:value-type="string">
            <text:p>1hora</text:p>
          </table:table-cell>
          <table:table-cell office:value-type="float" office:value="120">
            <text:p>120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30000">
            <text:p>300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currency" office:currency="EUR" office:value="25000">
            <text:p>25.000,00 €</text:p>
          </table:table-cell>
          <table:table-cell office:value-type="string">
            <text:p>SP500</text:p>
          </table:table-cell>
          <table:table-cell office:value-type="string">
            <text:p>Todas</text:p>
          </table:table-cell>
          <table:table-cell office:value-type="string">
            <text:p>Multiples</text:p>
          </table:table-cell>
          <table:table-cell office:value-type="string">
            <text:p>1hora</text:p>
          </table:table-cell>
          <table:table-cell office:value-type="float" office:value="120">
            <text:p>120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office:value-type="float" office:value="12000">
            <text:p>120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table:number-columns-repeated="2"/>
          <table:table-cell table:style-name="ce6" office:value-type="currency" office:currency="EUR" office:value="25000">
            <text:p>25.000,00 €</text:p>
          </table:table-cell>
          <table:table-cell office:value-type="string">
            <text:p>SP500</text:p>
          </table:table-cell>
          <table:table-cell office:value-type="string">
            <text:p>Todas</text:p>
          </table:table-cell>
          <table:table-cell office:value-type="string">
            <text:p>Multiples</text:p>
          </table:table-cell>
          <table:table-cell office:value-type="string">
            <text:p>1hora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46">
            <text:p>46</text:p>
          </table:table-cell>
          <table:table-cell office:value-type="float" office:value="80000">
            <text:p>800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currency" office:currency="EUR" office:value="25000">
            <text:p>25.000,00 €</text:p>
          </table:table-cell>
          <table:table-cell office:value-type="string">
            <text:p>SP500</text:p>
          </table:table-cell>
          <table:table-cell office:value-type="string">
            <text:p>Todas</text:p>
          </table:table-cell>
          <table:table-cell office:value-type="string">
            <text:p>Multiples</text:p>
          </table:table-cell>
          <table:table-cell office:value-type="string">
            <text:p>1hora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20000">
            <text:p>200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currency" office:currency="EUR" office:value="25000">
            <text:p>25.000,00 €</text:p>
          </table:table-cell>
          <table:table-cell office:value-type="string">
            <text:p>SP500</text:p>
          </table:table-cell>
          <table:table-cell office:value-type="string">
            <text:p>Todas</text:p>
          </table:table-cell>
          <table:table-cell office:value-type="string">
            <text:p>Multiples</text:p>
          </table:table-cell>
          <table:table-cell office:value-type="string">
            <text:p>1hora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13000">
            <text:p>130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currency" office:currency="EUR" office:value="25000">
            <text:p>25.000,00 €</text:p>
          </table:table-cell>
          <table:table-cell office:value-type="string">
            <text:p>SP500</text:p>
          </table:table-cell>
          <table:table-cell office:value-type="string">
            <text:p>Todas</text:p>
          </table:table-cell>
          <table:table-cell office:value-type="string">
            <text:p>Multiples</text:p>
          </table:table-cell>
          <table:table-cell office:value-type="string">
            <text:p>1hora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office:value-type="float" office:value="8000">
            <text:p>8000</text:p>
          </table:table-cell>
          <table:table-cell table:number-columns-repeated="1013"/>
        </table:table-row>
        <table:table-row table:style-name="ro1" table:number-rows-repeated="3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table:number-columns-repeated="2"/>
          <table:table-cell table:style-name="ce6" office:value-type="currency" office:currency="EUR" office:value="25000">
            <text:p>25.000,00 €</text:p>
          </table:table-cell>
          <table:table-cell office:value-type="string">
            <text:p>SP500</text:p>
          </table:table-cell>
          <table:table-cell office:value-type="string">
            <text:p>Todas</text:p>
          </table:table-cell>
          <table:table-cell office:value-type="string">
            <text:p>Multiples</text:p>
          </table:table-cell>
          <table:table-cell office:value-type="string">
            <text:p>4horas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8000">
            <text:p>80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office:value-type="currency" office:currency="EUR" office:value="25000">
            <text:p>25.000,00 €</text:p>
          </table:table-cell>
          <table:table-cell office:value-type="string">
            <text:p>NAS100</text:p>
          </table:table-cell>
          <table:table-cell office:value-type="string">
            <text:p>Todas</text:p>
          </table:table-cell>
          <table:table-cell office:value-type="string">
            <text:p>Multiples</text:p>
          </table:table-cell>
          <table:table-cell office:value-type="string">
            <text:p>4horas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33000">
            <text:p>330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 table:number-rows-repeated="2">
          <table:table-cell/>
          <table:table-cell table:style-name="ce1"/>
          <table:table-cell table:style-name="ce7"/>
          <table:table-cell table:style-name="ce1" table:number-columns-repeated="9"/>
          <table:table-cell table:number-columns-repeated="1012"/>
        </table:table-row>
        <table:table-row table:style-name="ro1">
          <table:table-cell table:style-name="ce1" office:value-type="string">
            <text:p>Cuenta2</text:p>
          </table:table-cell>
          <table:table-cell table:style-name="ce1"/>
          <table:table-cell table:style-name="ce7" office:value-type="currency" office:currency="EUR" office:value="10000">
            <text:p>10.000,00 €</text:p>
          </table:table-cell>
          <table:table-cell table:style-name="ce1"/>
          <table:table-cell table:style-name="ce1" office:value-type="string">
            <text:p>Todas</text:p>
          </table:table-cell>
          <table:table-cell table:style-name="ce1" office:value-type="string">
            <text:p>Multiples</text:p>
          </table:table-cell>
          <table:table-cell table:style-name="ce1" office:value-type="string">
            <text:p>1hora</text:p>
          </table:table-cell>
          <table:table-cell table:style-name="ce1" office:value-type="float" office:value="120">
            <text:p>12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7000">
            <text:p>17000</text:p>
          </table:table-cell>
          <table:table-cell table:style-name="ce1" office:value-type="string">
            <text:p>Podemos empezar con riesgo bajo y ir metiendo entradas cuando ya veamos que puede cerrar.</text:p>
          </table:table-cell>
          <table:table-cell table:style-name="ce9" table:number-columns-repeated="2"/>
          <table:table-cell table:style-name="ce1" table:number-columns-repeated="1010"/>
        </table:table-row>
        <table:table-row table:style-name="ro1">
          <table:table-cell table:style-name="ce1" office:value-type="string">
            <text:p>Cuenta1</text:p>
          </table:table-cell>
          <table:table-cell table:style-name="ce1"/>
          <table:table-cell table:style-name="ce7" office:value-type="currency" office:currency="EUR" office:value="10000">
            <text:p>10.000,00 €</text:p>
          </table:table-cell>
          <table:table-cell table:style-name="ce1"/>
          <table:table-cell table:style-name="ce1" office:value-type="string">
            <text:p>Todas</text:p>
          </table:table-cell>
          <table:table-cell table:style-name="ce1" office:value-type="string">
            <text:p>Multiples</text:p>
          </table:table-cell>
          <table:table-cell table:style-name="ce1" office:value-type="string">
            <text:p>1hora</text:p>
          </table:table-cell>
          <table:table-cell table:style-name="ce1" office:value-type="float" office:value="80">
            <text:p>8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3500">
            <text:p>13500</text:p>
          </table:table-cell>
          <table:table-cell table:style-name="ce1" office:value-type="string">
            <text:p>Podemos empezar con riesgo bajo y ir metiendo entradas cuando ya veamos que puede cerrar.</text:p>
          </table:table-cell>
          <table:table-cell table:style-name="ce10"/>
          <table:table-cell table:style-name="ce9" table:number-columns-repeated="2"/>
          <table:table-cell table:style-name="ce1" table:number-columns-repeated="1009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table:number-columns-repeated="2"/>
          <table:table-cell table:formula="of:=SUM([.C9:.C31])" office:value-type="currency" office:currency="EUR" office:value="345000">
            <text:p>345.000,00 €</text:p>
          </table:table-cell>
          <table:table-cell table:number-columns-repeated="1021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/>
          <table:table-cell office:value-type="string">
            <text:p>Cuenta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uenta2</text:p>
          </table:table-cell>
          <table:table-cell office:value-type="string">
            <text:p>Vwyzg6DiAdMci8P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uenta3</text:p>
          </table:table-cell>
          <table:table-cell office:value-type="string">
            <text:p>*$484nPm76BU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uenta4</text:p>
          </table:table-cell>
          <table:table-cell office:value-type="string">
            <text:p>JkX&amp;X632N5^7!Fv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uenta5</text:p>
          </table:table-cell>
          <table:table-cell office:value-type="string">
            <text:p>16#zMft8woJs3LEY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uenta6</text:p>
          </table:table-cell>
          <table:table-cell office:value-type="string">
            <text:p>6zJ506P&amp;MZt%YZF</text:p>
          </table:table-cell>
          <table:table-cell table:number-columns-repeated="1021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/>
          <table:table-cell table:style-name="ce3" office:value-type="string">
            <text:p>Cuenta Revolut al 5 %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table:style-name="ce4" office:value-type="currency" office:currency="EUR" office:value="10000">
            <text:p>10.000,00 €</text:p>
          </table:table-cell>
          <table:table-cell table:style-name="ce4" table:formula="of:=[.B65]*0.05" office:value-type="currency" office:currency="EUR" office:value="500">
            <text:p>500,00 €</text:p>
          </table:table-cell>
          <table:table-cell table:number-columns-repeated="102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31">31/07/2023</text:date>, <text:time>09:30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8DT18H5M4S</meta:editing-duration>
    <meta:editing-cycles>10</meta:editing-cycles>
    <meta:generator>OpenOffice/4.1.13$Win32 OpenOffice.org_project/4113m1$Build-9810</meta:generator>
    <dc:date>2023-07-31T09:30:56.79</dc:date>
    <dc:creator>Ignacio Farre</dc:creator>
    <meta:document-statistic meta:table-count="3" meta:cell-count="168" meta:object-count="0"/>
    <meta:user-defined meta:name="Info 1"/>
    <meta:user-defined meta:name="Info 2"/>
    <meta:user-defined meta:name="Info 3"/>
    <meta:user-defined meta:name="Info 4"/>
  </office:meta>
</office:document-meta>
</file>